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1de15" officeooo:paragraph-rsid="0011de15"/>
    </style:style>
    <style:style style:name="P2" style:family="paragraph" style:parent-style-name="Text_20_body">
      <style:text-properties officeooo:rsid="0013aa00" officeooo:paragraph-rsid="0013aa00"/>
    </style:style>
    <style:style style:name="P3" style:family="paragraph" style:parent-style-name="Text_20_body">
      <style:text-properties officeooo:rsid="00144653" officeooo:paragraph-rsid="00144653"/>
    </style:style>
    <style:style style:name="P4" style:family="paragraph" style:parent-style-name="Text_20_body">
      <style:text-properties officeooo:rsid="00144653" officeooo:paragraph-rsid="00157884"/>
    </style:style>
    <style:style style:name="P5" style:family="paragraph" style:parent-style-name="Text_20_body">
      <style:text-properties officeooo:rsid="001705be" officeooo:paragraph-rsid="001705be"/>
    </style:style>
    <style:style style:name="P6" style:family="paragraph" style:parent-style-name="Title">
      <style:text-properties officeooo:rsid="0011de15" officeooo:paragraph-rsid="0011de15"/>
    </style:style>
    <style:style style:name="P7" style:family="paragraph" style:parent-style-name="Heading_20_1">
      <style:text-properties officeooo:rsid="0011de15" officeooo:paragraph-rsid="0011de15"/>
    </style:style>
    <style:style style:name="P8" style:family="paragraph" style:parent-style-name="Heading_20_1">
      <style:text-properties officeooo:paragraph-rsid="0013aa00"/>
    </style:style>
    <style:style style:name="P9" style:family="paragraph" style:parent-style-name="Heading_20_1">
      <style:text-properties officeooo:rsid="00144653" officeooo:paragraph-rsid="00144653"/>
    </style:style>
    <style:style style:name="P10" style:family="paragraph" style:parent-style-name="Subtitle">
      <style:text-properties officeooo:rsid="0011de15" officeooo:paragraph-rsid="0011de15"/>
    </style:style>
    <style:style style:name="P11" style:family="paragraph" style:parent-style-name="Heading_20_3">
      <style:text-properties officeooo:rsid="00144653" officeooo:paragraph-rsid="00144653"/>
    </style:style>
    <style:style style:name="T1" style:family="text">
      <style:text-properties officeooo:rsid="0013aa00"/>
    </style:style>
    <style:style style:name="T2" style:family="text">
      <style:text-properties officeooo:rsid="001578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earch</text:p>
      <text:p text:style-name="P10">Detection of exploit</text:p>
      <text:p text:style-name="P5">Author: Shantanu Patel </text:p>
      <text:p text:style-name="P5">Submission of Network Computer Security, Bonus project</text:p>
      <text:h text:style-name="P7" text:outline-level="1">Introduction:</text:h>
      <text:p text:style-name="P1">To detect the exploit we can use the tcpdump to get the data to analyse. We can detect the exploit by the <text:span text:style-name="T1">majorly 3 parameters. </text:span></text:p>
      <text:p text:style-name="P2">1) RPORT</text:p>
      <text:p text:style-name="P2">2) Attackers IP</text:p>
      <text:p text:style-name="P2">3) Packet datas</text:p>
      <text:p text:style-name="P2"/>
      <text:h text:style-name="P8" text:outline-level="1"><text:span text:style-name="T1">Detection :</text:span></text:h>
      <text:h text:style-name="Heading_20_3" text:outline-level="3">R<text:span text:style-name="T1">PORT:</text:span></text:h>
      <text:p text:style-name="P2">While running a exploit attacker targets specific port for each exploits. </text:p>
      <text:p text:style-name="P2">Example:</text:p>
      <text:p text:style-name="P2">When in metasploit, just before running exploit we set RHOST and RPORT. Each of the exploit has thier unique RPORTs. Those must be common but there is some unknown HOST trying to access some computer’s specific port we can predict of some malicious activity. </text:p>
      <text:p text:style-name="P2"/>
      <text:h text:style-name="Heading_20_3" text:outline-level="3">Attackers IP</text:h>
      <text:p text:style-name="P3">Attackers IP is really important. As per the scenaripo explained, There can be some other computer from internet trying to access the FTP port of victim. </text:p>
      <text:p text:style-name="P3">But most of the time attacker will be into the same network only, or mostly very close. So that by the network information obtained by attackers IP we can detect the attacker. </text:p>
      <text:p text:style-name="P3"/>
      <text:h text:style-name="P11" text:outline-level="3">DATA Packets:</text:h>
      <text:p text:style-name="P3">Detecting from data packets is hard as all the information is in HEX data. But We can detect it by some of the methods. Like data flow and frequency. If user is downloading or surfing somethings activity can be much smoother. But not with attack. When attacker run something or try to capture something data flow will be high.</text:p>
      <text:p text:style-name="P3"><text:soft-page-break/></text:p>
      <text:p text:style-name="P3">Smiley faces have their own hex codes for that. We can make exceptions via pre detecting them. By analyzing packets we can get to know how attacke header starts. Every exploit sends some data to get into the machine. That can be called as header to detect. <text:line-break/><text:line-break/>With given data we can predict partial who’s atttacking whom by the network logs. </text:p>
      <text:p text:style-name="P3"/>
      <text:h text:style-name="P9" text:outline-level="1">Conclusion:</text:h>
      <text:p text:style-name="P4">We can mostly predict the atttack by exammin these 3 things. With human eyes and mind it is really easy to find anomalies in log and data files. But it gets really tough to make fine lines to detect and predit the exploits into network via programming. <text:span text:style-name="T2">Its tough but not quite impossible. </text:span></text:p>
      <text:p text:style-name="P4"/>
      <text:p text:style-name="P4"><text:span text:style-name="T2">While writing program for project 3 and 4 as well, I really feel its not reliable to detect these attacks via hard coded programming conditions. These would be more smothe and reliable if we use pattern detection concepts on these data. But altough it will be more tough to design those models who’ll detect it. Definiltly it will be more robust than conditional programming. </text:span></text:p>
      <text:p text:style-name="P4"/>
      <text:p text:style-name="P4"/>
      <text:p text:style-name="P4"><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aa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23:00:38.121907951</meta:creation-date>
    <dc:date>2017-05-14T23:38:33.867809229</dc:date>
    <meta:editing-duration>PT4M34S</meta:editing-duration>
    <meta:editing-cycles>2</meta:editing-cycles>
    <meta:generator>LibreOffice/5.2.2.2$Linux_X86_64 LibreOffice_project/20m0$Build-2</meta:generator>
    <meta:document-statistic meta:table-count="0" meta:image-count="0" meta:object-count="0" meta:page-count="2" meta:paragraph-count="24" meta:word-count="407" meta:character-count="2341" meta:non-whitespace-character-count="1945"/>
  </office:meta>
</office:document-meta>
</file>